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5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6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4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6" loext:marker-style-name="T1"/>
      <text:p text:style-name="P4" loext:marker-style-name="T1"><text:span text:style-name="T1">Survivalist: Food satiates you 25% more</text:span><text:span text:style-name="T1"/></text:p>
      <text:p text:style-name="P6" loext:marker-style-name="T1"/>
      <text:p text:style-name="P4" loext:marker-style-name="T1"><text:span text:style-name="T1">Scrounger: Find 10% more food</text:span><text:span text:style-name="T1"/></text:p>
      <text:p text:style-name="P6" loext:marker-style-name="T1"/>
      <text:p text:style-name="P4" loext:marker-style-name="T1"><text:span text:style-name="T1">Journeyman: Gain +2 crafting rating</text:span><text:span text:style-name="T1"/></text:p>
      <text:p text:style-name="P6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1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4">Combat generic:</text:span><text:span text:style-name="T1"><text:line-break/>Savagery: +1 to maximum damage with weapons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30% reduced damage while under 40% Endurance<text:line-break/></text:span><text:span text:style-name="T1"/></text:p>
      <text:p text:style-name="P4" loext:marker-style-name="T1"><text:span text:style-name="T1">Ever Alert: Reduces chances of ambushes while resting</text:span><text:span text:style-name="T1"/></text:p>
      <text:p text:style-name="P6" loext:marker-style-name="T1"/>
      <text:p text:style-name="P4" loext:marker-style-name="T1"><text:span text:style-name="T1">Combat Readiness: Increases your initiative by 5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4" loext:marker-style-name="T4"><text:span text:style-name="T4">Stats:</text:span><text:span text:style-name="T4"/></text:p>
      <text:p text:style-name="P4" loext:marker-style-name="T1"><text:span text:style-name="T1">Tougher than Nails (</text:span><text:span text:style-name="T5">requires 12 str): </text:span><text:span text:style-name="T1">Reduces all incoming damage by 1</text:span></text:p>
      <text:p text:style-name="P6" loext:marker-style-name="T1"/>
      <text:p text:style-name="P4" loext:marker-style-name="T4"><text:span text:style-name="T1">Constitution (</text:span><text:span text:style-name="T5">requires 16 str)</text:span><text:span text:style-name="T1">: Gain 1 extra max Endurance per point of strenght</text:span></text:p>
      <text:p text:style-name="P6" loext:marker-style-name="T1"/>
      <text:p text:style-name="P4" loext:marker-style-name="T1"><text:span text:style-name="T1">Titan (</text:span><text:span text:style-name="T5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5">requires 12 dex): </text:span><text:span text:style-name="T1">You have +10% dodge until hit in combat</text:span></text:p>
      <text:p text:style-name="P6" loext:marker-style-name="T1"/>
      <text:p text:style-name="P4" loext:marker-style-name="T1"><text:span text:style-name="T1">Swift Kill (</text:span><text:span text:style-name="T5">requires 16 dex):</text:span><text:span text:style-name="T1"> You deal 50% extra damage during the first turn of combat</text:span></text:p>
      <text:p text:style-name="P6" loext:marker-style-name="T1"/>
      <text:p text:style-name="P4" loext:marker-style-name="T1"><text:span text:style-name="T1">One Step Ahead (</text:span><text:span text:style-name="T5">requires 20 dex): </text:span><text:span text:style-name="T1">You always go first in combat, and your first attack or skill is a guaranteed crit</text:span></text:p>
      <text:p text:style-name="P6" loext:marker-style-name="T1"/>
      <text:p text:style-name="P4" loext:marker-style-name="T1"><text:span text:style-name="T1">Fast Reader (</text:span><text:span text:style-name="T5">requires 12 lore): </text:span><text:span text:style-name="T1">Scrolls you use have a 33% chance of not being consumed</text:span></text:p>
      <text:p text:style-name="P6" loext:marker-style-name="T1"><text:soft-page-break/></text:p>
      <text:p text:style-name="P4" loext:marker-style-name="T1"><text:span text:style-name="T1">Counterspell (</text:span><text:span text:style-name="T5">requires 16 lore): </text:span><text:span text:style-name="T1">You take 50% reduced damage from spells</text:span></text:p>
      <text:p text:style-name="P6" loext:marker-style-name="T1"/>
      <text:p text:style-name="P4" loext:marker-style-name="T1"><text:span text:style-name="T1">Foresight (</text:span><text:span text:style-name="T5">requires 20 lore): </text:span><text:span text:style-name="T1">The first time you fail an event check per rest, succeed instead</text:span></text:p>
      <text:p text:style-name="P6" loext:marker-style-name="T1"/>
      <text:p text:style-name="P4" loext:marker-style-name="T1"><text:span text:style-name="T1">Divine Agent (</text:span><text:span text:style-name="T5">requires 12 faith):</text:span><text:span text:style-name="T1"> Every 4 points of Faith you have grant you +1 spell rating</text:span></text:p>
      <text:p text:style-name="P6" loext:marker-style-name="T1"/>
      <text:p text:style-name="P4" loext:marker-style-name="T1"><text:span text:style-name="T1">Vanquisher of Evil (</text:span><text:span text:style-name="T5">requires 16 faith): </text:span><text:span text:style-name="T1">You can use your Faith to determine your damage with Strenght weapons</text:span></text:p>
      <text:p text:style-name="P6" loext:marker-style-name="T1"/>
      <text:p text:style-name="P4" loext:marker-style-name="T1"><text:span text:style-name="T1">Unyielding Heart (</text:span><text:span text:style-name="T5">requires 20 faith):</text:span><text:span text:style-name="T1"> Afflictions on you last 1 turn less (no less than 1)</text:span></text:p>
      <text:p text:style-name="P4" loext:marker-style-name="T4"><text:span text:style-name="T1"><text:line-break/></text:span><text:span text:style-name="T4">Axes:</text:span><text:span text:style-name="T5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4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4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6" loext:marker-style-name="T1"/>
      <text:p text:style-name="P6" loext:marker-style-name="T1"/>
      <text:p text:style-name="P4" loext:marker-style-name="T1"><text:span text:style-name="T4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6" loext:marker-style-name="T1"/>
      <text:p text:style-name="P4" loext:marker-style-name="T4"><text:span text:style-name="T4">Bludgeon:</text:span><text:span text:style-name="T4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4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6" loext:marker-style-name="T1"/>
      <text:p text:style-name="P7" loext:marker-style-name="T1">Death by a Thousand Cuts: While wielding a light weapon and no off-hand, you deal 30% less damage but have +20 initiative</text:p>
      <text:p text:style-name="P7" loext:marker-style-name="T1"/>
      <text:p text:style-name="P1">Medium weapons:</text:p>
      <text:p text:style-name="P6" loext:marker-style-name="T1"/>
      <text:p text:style-name="P7" loext:marker-style-name="T1">Versatility: While wielding a medium weapon one-handed, gain +3% accuracy. While wielding a medium weapon two-handed, gain +10% damage</text:p>
      <text:p text:style-name="P6" loext:marker-style-name="T1"/>
      <text:p text:style-name="P7" loext:marker-style-name="T1"><text:span text:style-name="T8">Heavy weapons:</text:span> </text:p>
      <text:p text:style-name="P6" loext:marker-style-name="T1"/>
      <text:p text:style-name="P7" loext:marker-style-name="T1">Unstoppable Force: While wielding a heavy weapon, you deal 30% more damage but have -20 initiative</text:p>
      <text:p text:style-name="P6" loext:marker-style-name="T1"/>
      <text:p text:style-name="P8" loext:marker-style-name="T1">Overwhelm: Your crits with heavy weapons deal +15% damage, and have a 3% chance to stun</text:p>
      <text:p text:style-name="P6" loext:marker-style-name="T1"/>
      <text:p text:style-name="P4" loext:marker-style-name="T4"><text:span text:style-name="T4">Cloth or no armor:</text:span><text:span text:style-name="T4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6" loext:marker-style-name="T1"><text:soft-page-break/></text:p>
      <text:p text:style-name="P4" loext:marker-style-name="T1"><text:span text:style-name="T1">Unburdened: While wearing all cloth or no armor, gain +5% dodge and +10 initiative</text:span><text:span text:style-name="T1"/></text:p>
      <text:p text:style-name="P6" loext:marker-style-name="T1"/>
      <text:p text:style-name="P4" loext:marker-style-name="T1"><text:span text:style-name="T4">Light armor:</text:span><text:span text:style-name="T4"/></text:p>
      <text:p text:style-name="P4" loext:marker-style-name="T1"><text:span text:style-name="T1">Prowler: Per every piece of light armor, gain +2 initiative</text:span><text:span text:style-name="T1"/></text:p>
      <text:p text:style-name="P6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6" loext:marker-style-name="T1"/>
      <text:p text:style-name="P4" loext:marker-style-name="T4"><text:span text:style-name="T4">Medium armor:</text:span><text:span text:style-name="T4"/></text:p>
      <text:p text:style-name="P4" loext:marker-style-name="T1"><text:span text:style-name="T1">Soul of Steel: Per every piece of medium armor, gain 2% affliction resistance</text:span><text:span text:style-name="T1"/></text:p>
      <text:p text:style-name="P6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6" loext:marker-style-name="T1"/>
      <text:p text:style-name="P4" loext:marker-style-name="T4"><text:span text:style-name="T4">Heavy armor:</text:span><text:span text:style-name="T4"/></text:p>
      <text:p text:style-name="P4" loext:marker-style-name="T1"><text:span text:style-name="T1">Rigorous Training: Halves the dodge penalties from heavy gloves and boots</text:span><text:span text:style-name="T1"/></text:p>
      <text:p text:style-name="P6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6" loext:marker-style-name="T1"/>
      <text:p text:style-name="P2">Unarmed<text:span text:style-name="T7">:<text:line-break/><text:line-break/>Open Palm: Your unarmed damage benefits both from strenght and dexterity.</text:span></text:p>
      <text:p text:style-name="P6" loext:marker-style-name="T1"/>
      <text:p text:style-name="P7" loext:marker-style-name="T1">Acrobatics: While wielding no weapons, off-hands or armor, you gain +25% dodge</text:p>
      <text:p text:style-name="P6" loext:marker-style-name="T1"/>
      <text:p text:style-name="P4" loext:marker-style-name="T4"><text:span text:style-name="T4">Off-hands</text:span><text:span text:style-name="T4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6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6" loext:marker-style-name="T1"/>
      <text:p text:style-name="P7" loext:marker-style-name="T1">Arcane Defense: You can now block spells at half the rate than attacks.</text:p>
      <text:p text:style-name="P6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2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4" loext:marker-style-name="T1"><text:span text:style-name="T1"><text:line-break/></text:span><text:span text:style-name="T4">Spell generic:<text:line-break/></text:span><text:span text:style-name="T1">Destructor: 10% increased damage with spells<text:line-break/></text:span></text:p>
      <text:p text:style-name="P4" loext:marker-style-name="T4"><text:span text:style-name="T4">Arcane:</text:span><text:span text:style-name="T4"/></text:p>
      <text:p text:style-name="P4" loext:marker-style-name="T1"><text:span text:style-name="T1">Arcanist: +2 rating for arcane spells and rituals<text:line-break/></text:span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oft-page-break/><text:span text:style-name="T1"><text:line-break/></text:span><text:span text:style-name="T4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6" loext:marker-style-name="T1"/>
      <text:p text:style-name="P4" loext:marker-style-name="T1"><text:span text:style-name="T4">Nature:</text:span><text:span text:style-name="T1"><text:line-break/>Shaman: +2 rating for nature spells and rituals</text:span></text:p>
      <text:p text:style-name="P6" loext:marker-style-name="T1"/>
      <text:p text:style-name="P9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6" loext:marker-style-name="T1"/>
      <text:p text:style-name="P4" loext:marker-style-name="T1"><text:span text:style-name="T4">Eldritch:</text:span><text:span text:style-name="T1"><text:line-break/>Occultist: +2 rating for eldritch spells and rituals</text:span></text:p>
      <text:p text:style-name="P6" loext:marker-style-name="T1"/>
      <text:p text:style-name="P6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4">Infernal:</text:span><text:span text:style-name="T1"><text:line-break/>Demonologist: +2 rating for infernal spells and rituals</text:span></text:p>
      <text:p text:style-name="P6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4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Shapeshifter: +1 to minimum level of form spells. -4 to ritual rating<text:line-break/><text:line-break/></text:span><text:soft-page-break/><text:span text:style-name="T4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4">Cold:</text:span><text:span text:style-name="T1"><text:line-break/>Lich: +1 to minimum level of cold spells and rituals. -1 to maximum level of other schools.</text:span></text:p>
      <text:p text:style-name="P6" loext:marker-style-name="T1"/>
      <text:p text:style-name="P4" loext:marker-style-name="T1"><text:span text:style-name="T1">Chill to the bone: Your chills last twice as long</text:span><text:span text:style-name="T1"/></text:p>
      <text:p text:style-name="P6" loext:marker-style-name="T1"/>
      <text:p text:style-name="P4" loext:marker-style-name="T4"><text:span text:style-name="T1">Shatter: Chilled enemies take 5% extra damage per turn they have been chilled<text:line-break/><text:line-break/>Blizzardwalker: Your cold damage deals 10% extra and you have 20% cold resistance</text:span><text:span text:style-name="T4"/></text:p>
      <text:p text:style-name="P6" loext:marker-style-name="T1"/>
      <text:p text:style-name="P4" loext:marker-style-name="T1"><text:span text:style-name="T4">Lightning:</text:span><text:span text:style-name="T1"><text:line-break/>Electromancer: +1 to minimum level of lightning spells and rituals. -1 to maximum level of other schools.</text:span></text:p>
      <text:p text:style-name="P6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6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6" loext:marker-style-name="T1"/>
      <text:p text:style-name="P4" loext:marker-style-name="T1"><text:span text:style-name="T4">Necromancy:</text:span><text:span text:style-name="T4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6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6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6" loext:marker-style-name="T1"/>
      <text:p text:style-name="P4" loext:marker-style-name="T4"><text:span text:style-name="T1">Supposed to Rot: You deal 20% extra damage per every necrotic limb</text:span><text:span text:style-name="T4"/></text:p>
      <text:p text:style-name="P10" loext:marker-style-name="T4"/>
      <text:p text:style-name="P5" loext:marker-style-name="T1"><text:span text:style-name="T6">Healing</text:span>:</text:p>
      <text:p text:style-name="P5" loext:marker-style-name="T1"/>
      <text:p text:style-name="P5" loext:marker-style-name="T1"><text:span text:style-name="T2">Martyr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5" loext:marker-style-name="T1"><text:span text:style-name="T2"/></text:p>
      <text:p text:style-name="P11" loext:marker-style-name="T1"><text:span text:style-name="T1">Life Overflow: Healing from your spells over you maximum endurance is instead granted to you at the start of your next turn at 30% of its value. 1 turn cooldown</text:span></text:p>
      <text:p text:style-name="P11" loext:marker-style-name="T1"><text:soft-page-break/><text:span text:style-name="T1"/></text:p>
      <text:p text:style-name="P11" loext:marker-style-name="T1"><text:span text:style-name="T1">Eureka: Your healing spells and rituals can now crit</text:span></text:p>
      <text:p text:style-name="P11" loext:marker-style-name="T1"><text:span text:style-name="T1"/></text:p>
      <text:p text:style-name="P11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08:50:48.198000000</dc:date>
    <meta:editing-duration>PT21M57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0" meta:word-count="1522" meta:character-count="9107" meta:non-whitespace-character-count="7631"/>
  </office:meta>
</office:document-meta>
</file>